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llo, world!</text:p>
      <text:p text:style-name="Standard">filename = ${_filename_}</text:p>
      <text:p text:style-name="Standard">data = ${_date_}</text:p>
      <text:p text:style-name="Standard">amount = ${numberToPLN(_amount)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12-22T16:13:11</meta:creation-date>
    <dc:date>2014-07-30T08:07:30.72</dc:date>
    <meta:editing-duration>PT6M50S</meta:editing-duration>
    <meta:editing-cycles>12</meta:editing-cycles>
    <meta:generator>OpenOffice.org/3.3$Win32 OpenOffice.org_project/330m20$Build-9567</meta:generator>
    <meta:document-statistic meta:table-count="0" meta:image-count="0" meta:object-count="0" meta:page-count="1" meta:paragraph-count="4" meta:word-count="11" meta:character-count="85"/>
  </office:meta>
</office:document-meta>
</file>